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5pt" style:text-underline-style="solid" style:text-underline-width="auto" style:text-underline-color="font-color" style:font-size-asian="15pt" style:font-size-complex="15pt"/>
    </style:style>
    <style:style style:name="P2" style:family="paragraph" style:parent-style-name="Standard">
      <style:text-properties fo:color="#000000" fo:font-size="15pt" style:font-size-asian="15pt" style:font-size-complex="15pt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5" style:family="paragraph" style:parent-style-name="Standard">
      <style:text-properties fo:color="#800000" fo:font-size="15pt" style:font-size-asian="15pt" style:font-size-complex="15pt"/>
    </style:style>
    <style:style style:name="P6" style:family="paragraph" style:parent-style-name="Standard" style:list-style-name="L1">
      <style:text-properties style:font-name="Courier 10 Pitch" fo:font-size="15pt" style:font-size-asian="15pt" style:font-size-complex="15pt"/>
    </style:style>
    <style:style style:name="P7" style:family="paragraph" style:parent-style-name="Standard" style:list-style-name="L1">
      <style:text-properties fo:font-size="15pt" style:font-size-asian="15pt" style:font-size-complex="15pt"/>
    </style:style>
    <style:style style:name="P8" style:family="paragraph" style:parent-style-name="Standard" style:list-style-name="L2">
      <style:text-properties fo:font-size="15pt" style:font-size-asian="15pt" style:font-size-complex="15pt"/>
    </style:style>
    <style:style style:name="P9" style:family="paragraph" style:parent-style-name="Standard" style:list-style-name="L2">
      <style:text-properties fo:color="#4700b8" fo:font-size="15pt" style:font-size-asian="15pt" style:font-size-complex="15pt"/>
    </style:style>
    <style:style style:name="P10" style:family="paragraph" style:parent-style-name="Standard" style:list-style-name="L3">
      <style:text-properties fo:color="#4700b8" fo:font-size="15pt" style:font-size-asian="15pt" style:font-size-complex="15pt"/>
    </style:style>
    <style:style style:name="P11" style:family="paragraph" style:parent-style-name="Standard" style:list-style-name="L3">
      <style:text-properties fo:color="#000000" fo:font-size="15pt" style:font-size-asian="15pt" style:font-size-complex="15pt"/>
    </style:style>
    <style:style style:name="P12" style:family="paragraph" style:parent-style-name="Standard" style:list-style-name="L4">
      <style:text-properties fo:color="#000000" fo:font-size="15pt" style:font-size-asian="15pt" style:font-size-complex="15pt"/>
    </style:style>
    <style:style style:name="T1" style:family="text">
      <style:text-properties fo:color="#4700b8"/>
    </style:style>
    <style:style style:name="T2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UE DATE: OCTOBER 1</text:p>
      <text:p text:style-name="P3">Presentations on October 4.</text:p>
      <text:p text:style-name="P3">Each group 15-20 minutes. Record video of presentation. Send link to dropbox.</text:p>
      <text:p text:style-name="P3"/>
      <text:p text:style-name="P4">PART ONE</text:p>
      <text:p text:style-name="P3">Compare the followng sorting methods:</text:p>
      <text:list xml:id="list6662742871" text:style-name="L1">
        <text:list-item>
          <text:p text:style-name="P6"><text:span text:style-name="T1">insertSort</text:span>(), <text:span text:style-name="T1">bubbleSort</text:span>(), <text:span text:style-name="T1">selectSort</text:span>(), <text:span text:style-name="T1">mergeSort</text:span>(), <text:span text:style-name="T1">quickSort</text:span>()</text:p>
          <text:p text:style-name="P7"/>
        </text:list-item>
      </text:list>
      <text:list xml:id="list1226305909" text:style-name="L2">
        <text:list-item>
          <text:p text:style-name="P8">Describe key ideas &amp; time complexities of each. Discuss WORST, BEST and AVERAGE case results for each algorithm and comment on their pros and cons.</text:p>
        </text:list-item>
        <text:list-item>
          <text:p text:style-name="P8">Generate random arrays with 10, 10<text:span text:style-name="T2">2</text:span>, 10<text:span text:style-name="T2">3</text:span>, 10<text:span text:style-name="T2">4</text:span>, 10<text:span text:style-name="T2">5</text:span>, 10<text:span text:style-name="T2">6</text:span> entries. Sort these random arrays by using each algorithm respectively and analyze their runtime results.</text:p>
        </text:list-item>
        <text:list-item>
          <text:p text:style-name="P8">According to previous results, comment about performance of insert, bubble, and selectSort().</text:p>
        </text:list-item>
        <text:list-item>
          <text:p text:style-name="P9">EX CRED: Can you come up with new ideas to improve any of these sorting methods? If so, demonstrate your new ideas by programming examples.</text:p>
        </text:list-item>
      </text:list>
      <text:p text:style-name="P5"/>
      <text:p text:style-name="P1">PART TWO</text:p>
      <text:list xml:id="list1157976109" text:style-name="L3">
        <text:list-item>
          <text:p text:style-name="P11">Retrieve stock prices from 9/15/08-9/26/13 for GOOG, YHOO, MSFT, AAPL, AMZN, DELL.</text:p>
        </text:list-item>
        <text:list-item>
          <text:p text:style-name="P11">Sort all the prices from smallest to largest for each stock using quickSort().</text:p>
        </text:list-item>
        <text:list-item>
          <text:p text:style-name="P11">Find the 10 days with highest/lowest prices for each stock.</text:p>
        </text:list-item>
        <text:list-item>
          <text:p text:style-name="P11">What conclusion will you draw for GOOG and AAPL based on these measures?</text:p>
        </text:list-item>
        <text:list-item>
          <text:p text:style-name="P11">Perform binarySearch() to find date where each stock achieves 17th highest price.</text:p>
        </text:list-item>
        <text:list-item>
          <text:p text:style-name="P10">EX CRED: Print all prices &gt; 75th percentile for each stock and their corresponding dates.</text:p>
        </text:list-item>
      </text:list>
      <text:p text:style-name="P2"/>
      <text:p text:style-name="P1">PART THREE</text:p>
      <text:list xml:id="list1774517433" text:style-name="L4">
        <text:list-item>
          <text:p text:style-name="P12">Sort stock volume from smallest to largest for each data set using quickSort().</text:p>
        </text:list-item>
        <text:list-item>
          <text:p text:style-name="P12">Find prices with highest/lowest stock volumes for each stock.</text:p>
        </text:list-item>
        <text:list-item>
          <text:p text:style-name="P12">Perform binarySearch() to find corresponding price where each stock gets 5th highest volum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7T10:11:34</meta:creation-date>
    <dc:date>2013-10-03T15:45:15</dc:date>
    <meta:editing-duration>PT2H7M56S</meta:editing-duration>
    <meta:editing-cycles>26</meta:editing-cycles>
    <meta:generator>LibreOffice/3.5$Linux_x86 LibreOffice_project/350m1$Build-2</meta:generator>
    <meta:document-statistic meta:table-count="0" meta:image-count="0" meta:object-count="0" meta:page-count="1" meta:paragraph-count="21" meta:word-count="247" meta:character-count="1512" meta:non-whitespace-character-count="1300"/>
  </office:meta>
</office:document-meta>
</file>